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settings.xml" manifest:media-type="text/xml"/>
  <manifest:file-entry manifest:full-path="Obj10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e1" style:family="table">
      <style:table-properties style:width="10.15in" fo:margin-left="-0.0785in" fo:margin-top="0in" fo:margin-bottom="0in" table:align="left" style:writing-mode="lr-tb"/>
    </style:style>
    <style:style style:name="Table1.A" style:family="table-column">
      <style:table-column-properties style:column-width="4.5542in"/>
    </style:style>
    <style:style style:name="Table1.B" style:family="table-column">
      <style:table-column-properties style:column-width="5.595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in" loext:contextual-spacing="false" fo:line-height="100%"/>
    </style:style>
    <style:style style:name="P2" style:family="paragraph" style:parent-style-name="Standard" style:master-page-name="Standard">
      <style:paragraph-properties style:page-number="auto"/>
    </style:style>
    <style:style style:name="P3" style:family="paragraph" style:parent-style-name="Standard" style:master-page-name="Converted1">
      <style:paragraph-properties style:page-number="auto"/>
    </style:style>
    <style:style style:name="P4" style:family="paragraph" style:parent-style-name="List_20_Paragraph" style:list-style-name="WWNum1"/>
    <style:style style:name="P5" style:family="paragraph" style:parent-style-name="List_20_Paragraph" style:list-style-name="WWNum1">
      <style:paragraph-properties fo:margin-left="0.75in" fo:margin-right="0in" fo:text-indent="-0.25in" style:auto-text-indent="false"/>
    </style:style>
    <style:style style:name="P6" style:family="paragraph" style:parent-style-name="List_20_Paragraph" style:list-style-name="WWNum1">
      <style:paragraph-properties fo:margin-left="1.75in" fo:margin-right="0in" fo:text-indent="-0.25in" style:auto-text-indent="false"/>
    </style:style>
    <style:style style:name="P7" style:family="paragraph" style:parent-style-name="List_20_Paragraph" style:list-style-name="WWNum1">
      <style:paragraph-properties fo:margin-left="2.25in" fo:margin-right="0in" fo:text-indent="-0.25in" style:auto-text-indent="false"/>
    </style:style>
    <style:style style:name="P8" style:family="paragraph" style:parent-style-name="List_20_Paragraph" style:list-style-name="WWNum1">
      <style:paragraph-properties fo:margin-left="1.25in" fo:margin-right="0in" fo:text-indent="-0.25in" style:auto-text-indent="false"/>
    </style:style>
    <style:style style:name="T1" style:family="text">
      <style:text-properties fo:font-size="14pt" fo:font-weight="bold" style:font-size-asian="14pt" style:font-weight-asian="bold"/>
    </style:style>
    <style:style style:name="T2" style:family="text">
      <style:text-properties style:font-name="Courier New" fo:font-size="10pt" style:font-size-asian="10pt" style:font-name-complex="Courier New2" style:font-size-complex="10pt"/>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t Dennis Forms Project</text:span><text:bookmark text:name="_GoBack"/></text:p>
      <text:p text:style-name="Standard"><draw:frame draw:style-name="fr1" text:anchor-type="as-char" svg:width="9.302in" svg:height="6.9374in" draw:z-index="0"><draw:object-ole xlink:href="./Obj100" xlink:type="simple" xlink:show="embed" xlink:actuate="onLoad"/><draw:image xlink:href="./ObjectReplacements/Obj100" xlink:type="simple" xlink:show="embed" xlink:actuate="onLoad"/></draw:frame></text:p>
      <table:table table:name="Table1" table:style-name="Table1">
        <table:table-column table:style-name="Table1.A"/>
        <table:table-column table:style-name="Table1.B"/>
        <text:soft-page-break/>
        <table:table-row table:style-name="Table1.1">
          <table:table-cell table:style-name="Table1.A1" office:value-type="string">
            <text:p text:style-name="P1">Table Heirarchy</text:p>
          </table:table-cell>
          <table:table-cell table:style-name="Table1.A1" office:value-type="string">
            <text:p text:style-name="P1">Tables with Data Elements</text:p>
          </table:table-cell>
        </table:table-row>
        <table:table-row table:style-name="Table1.1">
          <table:table-cell table:style-name="Table1.A1" office:value-type="string">
            <text:p text:style-name="P1"><draw:frame draw:style-name="fr1" text:anchor-type="as-char" svg:width="4.4063in" svg:height="4.1874in" draw:z-index="1"><draw:object-ole xlink:href="./Obj101" xlink:type="simple" xlink:show="embed" xlink:actuate="onLoad"/><draw:image xlink:href="./ObjectReplacements/Obj101" xlink:type="simple" xlink:show="embed" xlink:actuate="onLoad"/></draw:frame></text:p>
          </table:table-cell>
          <table:table-cell table:style-name="Table1.A1" office:value-type="string">
            <text:p text:style-name="P1"><draw:frame draw:style-name="fr1" text:anchor-type="as-char" svg:width="5.448in" svg:height="4.1874in" draw:z-index="2"><draw:object-ole xlink:href="./Obj102" xlink:type="simple" xlink:show="embed" xlink:actuate="onLoad"/><draw:image xlink:href="./ObjectReplacements/Obj102" xlink:type="simple" xlink:show="embed" xlink:actuate="onLoad"/></draw:frame></text:p>
          </table:table-cell>
        </table:table-row>
      </table:table>
      <text:p text:style-name="P3">Entry Point – Initial Login Screen</text:p>
      <text:list xml:id="list7273520547616739156" text:style-name="WWNum1">
        <text:list-item>
          <text:p text:style-name="P4">Prompt for User Name and Password via form with submit button</text:p>
          <text:list>
            <text:list-item>
              <text:p text:style-name="P4">Click link to create new user.</text:p>
            </text:list-item>
          </text:list>
        </text:list-item>
        <text:list-item>
          <text:p text:style-name="P4">If submit button pressed Call process to access Login Table</text:p>
          <text:list>
            <text:list-item>
              <text:list>
                <text:list-item>
                  <text:p text:style-name="P4">If user name and password not found on Login Table send back to Initial Login Screen and display error.</text:p>
                </text:list-item>
              </text:list>
            </text:list-item>
          </text:list>
        </text:list-item>
        <text:list-item>
          <text:p text:style-name="P5">If user name and password found and has parent access, populate a Parent Object.</text:p>
          <text:list>
            <text:list-item>
              <text:p text:style-name="P6">Parent object consists of:</text:p>
              <text:list>
                <text:list-item>
                  <text:p text:style-name="P7">Parent Id</text:p>
                </text:list-item>
                <text:list-item>
                  <text:p text:style-name="P7">Parent First Name</text:p>
                </text:list-item>
                <text:list-item>
                  <text:p text:style-name="P7">Parent Last Name</text:p>
                </text:list-item>
                <text:list-item>
                  <text:p text:style-name="P7">Parent E-mail Address</text:p>
                </text:list-item>
                <text:list-item>
                  <text:p text:style-name="P7">Array List of Student objects. Students are retrieved by checking the Relationship table and cross referencing the Student Table.</text:p>
                </text:list-item>
              </text:list>
            </text:list-item>
            <text:list-item>
              <text:p text:style-name="P6">Student object consists of:</text:p>
              <text:list>
                <text:list-item>
                  <text:p text:style-name="P7">student first name</text:p>
                </text:list-item>
                <text:list-item>
                  <text:p text:style-name="P7">student last name</text:p>
                </text:list-item>
                <text:list-item>
                  <text:p text:style-name="P7">student grade</text:p>
                </text:list-item>
                <text:list-item>
                  <text:p text:style-name="P7">an array list of form objects found by finding the student id on the Student Forms table and retrieving form information for that Form Id from the Forms table</text:p>
                </text:list-item>
                <text:list-item>
                  <text:p text:style-name="P7"><text:s/>If any form has a Form Review Date more than 1 year old, set review flag to Yes.</text:p>
                </text:list-item>
              </text:list>
            </text:list-item>
            <text:list-item>
              <text:p text:style-name="P8">Using Parent Object, <text:s/>display Parent Screen. For each Student object with a review flag of Y, display a review link. </text:p>
            </text:list-item>
            <text:list-item>
              <text:p text:style-name="P8">Clicking the review link loads the Student Forms Screen by passing the Student Object to the Process Student Forms display. </text:p>
              <text:list>
                <text:list-item>
                  <text:p text:style-name="P6">Form object consists of:</text:p>
                  <text:list>
                    <text:list-item>
                      <text:p text:style-name="P7">Form Id</text:p>
                    </text:list-item>
                    <text:list-item>
                      <text:p text:style-name="P7">Form Name</text:p>
                    </text:list-item>
                    <text:list-item>
                      <text:p text:style-name="P7">Form URL</text:p>
                    </text:list-item>
                    <text:list-item>
                      <text:p text:style-name="P7">Form Review Date</text:p>
                    </text:list-item>
                    <text:list-item>
                      <text:p text:style-name="P7">Form Review User ID</text:p>
                    </text:list-item>
                  </text:list>
                </text:list-item>
                <text:list-item>
                  <text:p text:style-name="P6">When displaying a form object on the screen, clicking the Form URL will trigger a call to update the Form Review Date and Form Review User Id fields on the Student Forms Table. The new values are the current date and the current user Id respectively. Clicking the Form URL should also display the form.</text:p>
                </text:list-item>
              </text:list>
            </text:list-item>
          </text:list>
        </text:list-item>
        <text:list-item>
          <text:p text:style-name="P5">If then user name and password found has admin access, populate an Admin Array which is a list of Parent Objects. Pass the array list to the admin screen.</text:p>
          <text:list>
            <text:list-item>
              <text:p text:style-name="P8">The Admin Screen should display each parent and if their review flag is Yes, create a link which can be clicked to generate an email to the parent’s e-mail address.</text:p>
            </text:list-item>
          </text:list>
        </text:list-item>
        <text:list-item>
          <text:p text:style-name="P4">If link clicked to create new user load screen to ask for User Id, Password, Confirm Password, First Name, Last Name, and E-mail address. </text:p>
          <text:list>
            <text:list-item>
              <text:p text:style-name="P4">Check for unique User Id on Login Table.</text:p>
            </text:list-item>
            <text:list-item>
              <text:p text:style-name="P4">Check Parent Table for First Name and Last Name. If not found, return error message to screen to contact administrator.</text:p>
            </text:list-item>
            <text:list-item>
              <text:p text:style-name="P4">If both checks pass, create a new entry on the Login Table and proceed to the Parent Screen process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ls, Andrew</meta:initial-creator>
    <dc:creator>Mills, Andrew</dc:creator>
    <meta:editing-cycles>3</meta:editing-cycles>
    <meta:creation-date>2016-09-20T22:00:00</meta:creation-date>
    <dc:date>2016-09-21T14:11:00</dc:date>
    <meta:editing-duration>PT5H35M</meta:editing-duration>
    <meta:generator>LibreOffice/5.1.4.2$Linux_X86_64 LibreOffice_project/10m0$Build-2</meta:generator>
    <meta:document-statistic meta:table-count="1" meta:image-count="0" meta:object-count="3" meta:page-count="3" meta:paragraph-count="39" meta:word-count="442" meta:character-count="2338" meta:non-whitespace-character-count="1958"/>
    <meta:user-defined meta:name="AppVersion">14.0000</meta:user-defined>
    <meta:user-defined meta:name="Company">Great Lak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